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3d200" draw:textarea-horizontal-align="justify" draw:textarea-vertical-align="middle" draw:auto-grow-height="false" fo:min-height="1.589cm" fo:min-width="2.939cm"/>
    </style:style>
    <style:style style:name="gr2" style:family="graphic" style:parent-style-name="standard">
      <style:graphic-properties draw:fill-color="#00b274" draw:textarea-horizontal-align="justify" draw:textarea-vertical-align="middle" draw:auto-grow-height="false" fo:min-height="1.19cm" fo:min-width="2.113cm"/>
    </style:style>
    <style:style style:name="gr3" style:family="graphic" style:parent-style-name="standard">
      <style:graphic-properties draw:fill-color="#00b274" draw:textarea-horizontal-align="justify" draw:textarea-vertical-align="middle" draw:auto-grow-height="false" fo:min-height="1.189cm" fo:min-width="2.113cm"/>
    </style:style>
    <style:style style:name="gr4" style:family="graphic" style:parent-style-name="standard">
      <style:graphic-properties draw:fill-color="#00b274" draw:textarea-horizontal-align="justify" draw:textarea-vertical-align="middle" draw:auto-grow-height="false" fo:min-height="1.188cm" fo:min-width="2.113cm"/>
    </style:style>
    <style:style style:name="gr5" style:family="graphic" style:parent-style-name="standard">
      <style:graphic-properties draw:fill-color="#00b274" draw:textarea-horizontal-align="justify" draw:textarea-vertical-align="middle" draw:auto-grow-height="false" fo:min-height="1.189cm" fo:min-width="2.112cm"/>
    </style:style>
    <style:style style:name="gr6" style:family="graphic" style:parent-style-name="standard">
      <style:graphic-properties draw:fill-color="#e3d200" draw:textarea-horizontal-align="justify" draw:textarea-vertical-align="middle" draw:auto-grow-height="false" fo:min-height="1.59cm" fo:min-width="2.93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258cm"/>
    </style:style>
    <style:style style:name="gr9" style:family="graphic" style:parent-style-name="standard">
      <style:graphic-properties draw:stroke="none" svg:stroke-color="#000000" draw:fill="none" draw:fill-color="#ffffff" fo:min-height="0.966cm"/>
    </style:style>
    <style:style style:name="P1" style:family="paragraph">
      <style:paragraph-properties fo:text-align="center"/>
      <style:text-properties fo:font-size="11pt"/>
    </style:style>
    <style:style style:name="P2" style:family="paragraph">
      <loext:graphic-properties draw:fill-color="#e3d200"/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1pt" style:font-size-asian="16pt" style:font-size-complex="16pt"/>
    </style:style>
    <style:style style:name="P4" style:family="paragraph">
      <loext:graphic-properties draw:fill-color="#00b274"/>
      <style:paragraph-properties fo:text-align="center"/>
      <style:text-properties fo:font-size="11pt" style:font-size-asian="16pt" style:font-size-complex="16pt"/>
    </style:style>
    <style:style style:name="P5" style:family="paragraph">
      <loext:graphic-properties draw:fill-color="#00b274"/>
      <style:paragraph-properties fo:text-align="center"/>
      <style:text-properties fo:font-size="11pt"/>
    </style:style>
    <style:style style:name="P6" style:family="paragraph">
      <loext:graphic-properties draw:fill="none"/>
      <style:paragraph-properties fo:text-align="center"/>
      <style:text-properties fo:font-size="11pt"/>
    </style:style>
    <style:style style:name="P7" style:family="paragraph">
      <loext:graphic-properties draw:fill="none" draw:fill-color="#ffffff"/>
    </style:style>
    <style:style style:name="T1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39cm" svg:height="1.839cm" svg:x="1.127cm" svg:y="6.794cm">
          <text:p text:style-name="P1"/>
          <text:p text:style-name="P1">Reconoce </text:p>
          <text:p text:style-name="P1">cuadrilátero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3.693cm" svg:height="2.034cm" svg:x="8.813cm" svg:y="6.642cm">
          <text:p text:style-name="P3"><text:span text:style-name="T1">¿Todos </text:span></text:p>
          <text:p text:style-name="P3"><text:span text:style-name="T1">sus lados son </text:span></text:p>
          <text:p text:style-name="P3"><text:span text:style-name="T1">iguales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693cm" svg:height="2.033cm" svg:x="8.94cm" svg:y="10.611cm">
          <text:p text:style-name="P1">¿Solo tiene</text:p>
          <text:p text:style-name="P1">un par de lados</text:p>
          <text:p text:style-name="P1">paralelo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693cm" svg:height="2.032cm" svg:x="16.212cm" svg:y="10.726cm">
          <text:p text:style-name="P1">¿Todos </text:p>
          <text:p text:style-name="P1">sus lados son</text:p>
          <text:p text:style-name="P1"><text:s/>iguale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3.693cm" svg:height="2.033cm" svg:x="16.212cm" svg:y="6.853cm">
          <text:p text:style-name="P1">¿Todos sus</text:p>
          <text:p text:style-name="P1">ángulos son </text:p>
          <text:p text:style-name="P1">recto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3.694cm" svg:height="2.033cm" svg:x="16.338cm" svg:y="14.501cm">
          <text:p text:style-name="P1">¿Todos sus</text:p>
          <text:p text:style-name="P1">ángulos son </text:p>
          <text:p text:style-name="P1">iguales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439cm" svg:height="1.839cm" svg:x="8.94cm" svg:y="2.866cm">
          <text:p text:style-name="P1">Irregula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39cm" svg:height="1.839cm" svg:x="9.067cm" svg:y="14.194cm">
          <text:p text:style-name="P1">Trapezoid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39cm" svg:height="1.839cm" svg:x="22.961cm" svg:y="14.501cm">
          <text:p text:style-name="P1">Romb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39cm" svg:height="1.839cm" svg:x="16.721cm" svg:y="18.084cm">
          <text:p text:style-name="P1">Cuadrado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439cm" svg:height="1.839cm" svg:x="16.559cm" svg:y="2.524cm">
          <text:p text:style-name="P1">Rectángulo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439cm" svg:height="1.84cm" svg:x="22.818cm" svg:y="6.575cm">
          <text:p text:style-name="P1">Romboide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10.723cm" svg:y1="6.642cm" svg:x2="10.723cm" svg:y2="4.706cm">
          <text:p/>
        </draw:line>
        <draw:line draw:style-name="gr7" draw:text-style-name="P6" draw:layer="layout" svg:x1="10.596cm" svg:y1="8.675cm" svg:x2="10.723cm" svg:y2="10.708cm">
          <text:p/>
        </draw:line>
        <draw:line draw:style-name="gr7" draw:text-style-name="P6" draw:layer="layout" svg:x1="10.85cm" svg:y1="12.645cm" svg:x2="10.85cm" svg:y2="14.194cm">
          <text:p/>
        </draw:line>
        <draw:line draw:style-name="gr7" draw:text-style-name="P6" draw:layer="layout" svg:x1="12.562cm" svg:y1="11.657cm" svg:x2="16.386cm" svg:y2="11.819cm">
          <text:p/>
        </draw:line>
        <draw:line draw:style-name="gr7" draw:text-style-name="P6" draw:layer="layout" svg:x1="17.951cm" svg:y1="10.684cm" svg:x2="17.951cm" svg:y2="8.901cm">
          <text:p/>
        </draw:line>
        <draw:line draw:style-name="gr7" draw:text-style-name="P6" draw:layer="layout" svg:x1="18.124cm" svg:y1="12.791cm" svg:x2="18.124cm" svg:y2="14.574cm">
          <text:p/>
        </draw:line>
        <draw:line draw:style-name="gr7" draw:text-style-name="P6" draw:layer="layout" svg:x1="20.037cm" svg:y1="15.547cm" svg:x2="22.992cm" svg:y2="15.547cm">
          <text:p/>
        </draw:line>
        <draw:line draw:style-name="gr7" draw:text-style-name="P6" draw:layer="layout" svg:x1="18.298cm" svg:y1="16.519cm" svg:x2="18.298cm" svg:y2="18.14cm">
          <text:p/>
        </draw:line>
        <draw:line draw:style-name="gr7" draw:text-style-name="P6" draw:layer="layout" svg:x1="18.124cm" svg:y1="6.794cm" svg:x2="18.124cm" svg:y2="4.363cm">
          <text:p/>
        </draw:line>
        <draw:line draw:style-name="gr7" draw:text-style-name="P6" draw:layer="layout" svg:x1="20.037cm" svg:y1="7.929cm" svg:x2="22.992cm" svg:y2="7.929cm">
          <text:p/>
        </draw:line>
        <draw:line draw:style-name="gr7" draw:text-style-name="P6" draw:layer="layout" svg:x1="4.392cm" svg:y1="7.767cm" svg:x2="8.912cm" svg:y2="7.767cm">
          <text:p/>
        </draw:line>
        <draw:frame draw:style-name="gr8" draw:text-style-name="P7" draw:layer="layout" svg:width="1.651cm" svg:height="0.962cm" svg:x="10.652cm" svg:y="5.245cm">
          <draw:text-box>
            <text:p>Si</text:p>
          </draw:text-box>
        </draw:frame>
        <draw:frame draw:style-name="gr8" draw:text-style-name="P7" draw:layer="layout" svg:width="1.651cm" svg:height="0.962cm" svg:x="10.779cm" svg:y="12.992cm">
          <draw:text-box>
            <text:p>Si</text:p>
          </draw:text-box>
        </draw:frame>
        <draw:frame draw:style-name="gr8" draw:text-style-name="P7" draw:layer="layout" svg:width="1.651cm" svg:height="0.962cm" svg:x="18.018cm" svg:y="12.938cm">
          <draw:text-box>
            <text:p>Si</text:p>
          </draw:text-box>
        </draw:frame>
        <draw:frame draw:style-name="gr8" draw:text-style-name="P7" draw:layer="layout" svg:width="1.651cm" svg:height="0.962cm" svg:x="18.145cm" svg:y="16.802cm">
          <draw:text-box>
            <text:p>Si</text:p>
          </draw:text-box>
        </draw:frame>
        <draw:frame draw:style-name="gr8" draw:text-style-name="P7" draw:layer="layout" svg:width="1.651cm" svg:height="0.962cm" svg:x="18.018cm" svg:y="5.245cm">
          <draw:text-box>
            <text:p>Si</text:p>
          </draw:text-box>
        </draw:frame>
        <draw:frame draw:style-name="gr8" draw:text-style-name="P7" draw:layer="layout" svg:width="1.651cm" svg:height="0.962cm" svg:x="10.779cm" svg:y="9.128cm">
          <draw:text-box>
            <text:p>No</text:p>
          </draw:text-box>
        </draw:frame>
        <draw:frame draw:style-name="gr8" draw:text-style-name="P7" draw:layer="layout" svg:width="1.651cm" svg:height="0.962cm" svg:x="17.891cm" svg:y="9.436cm">
          <draw:text-box>
            <text:p>No</text:p>
          </draw:text-box>
        </draw:frame>
        <draw:frame draw:style-name="gr8" draw:text-style-name="P7" draw:layer="layout" svg:width="1.651cm" svg:height="0.962cm" svg:x="20.558cm" svg:y="6.969cm">
          <draw:text-box>
            <text:p>No</text:p>
          </draw:text-box>
        </draw:frame>
        <draw:frame draw:style-name="gr8" draw:text-style-name="P7" draw:layer="layout" svg:width="1.651cm" svg:height="0.962cm" svg:x="20.558cm" svg:y="14.589cm">
          <draw:text-box>
            <text:p>No</text:p>
          </draw:text-box>
        </draw:frame>
        <draw:frame draw:style-name="gr8" draw:text-style-name="P7" draw:layer="layout" svg:width="1.651cm" svg:height="0.962cm" svg:x="13.573cm" svg:y="10.706cm">
          <draw:text-box>
            <text:p>No</text:p>
          </draw:text-box>
        </draw:frame>
        <draw:frame draw:style-name="gr9" draw:text-style-name="P7" draw:layer="layout" svg:width="2.413cm" svg:height="1.216cm" svg:x="5.064cm" svg:y="6.642cm">
          <draw:text-box>
            <text:p>Inici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4T08:31:23.890406402</meta:creation-date>
    <dc:date>2020-05-14T08:45:42.766012155</dc:date>
    <meta:editing-duration>PT4M8S</meta:editing-duration>
    <meta:editing-cycles>1</meta:editing-cycles>
    <meta:document-statistic meta:object-count="34"/>
    <meta:generator>LibreOffice/6.0.7.3$Linux_X86_64 LibreOffice_project/00m0$Build-3</meta:generator>
  </office:meta>
</office:document-meta>
</file>